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0*"/>
    </style:style>
    <style:style style:name="Table1.B" style:family="table-column">
      <style:table-column-properties style:column-width="2.125cm" style:rel-column-width="8192*"/>
    </style:style>
    <style:style style:name="Table1.G" style:family="table-column">
      <style:table-column-properties style:column-width="2.125cm" style:rel-column-width="8191*"/>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a652" officeooo:paragraph-rsid="001fa652"/>
    </style:style>
    <style:style style:name="P2" style:family="paragraph" style:parent-style-name="Standard">
      <style:text-properties officeooo:rsid="001fa652" officeooo:paragraph-rsid="0022b7cb"/>
    </style:style>
    <style:style style:name="P3" style:family="paragraph" style:parent-style-name="Standard">
      <style:text-properties officeooo:rsid="0020dd9e" officeooo:paragraph-rsid="0020dd9e"/>
    </style:style>
    <style:style style:name="P4" style:family="paragraph" style:parent-style-name="Standard">
      <style:text-properties officeooo:rsid="0020dd9e" officeooo:paragraph-rsid="0022b7cb"/>
    </style:style>
    <style:style style:name="P5" style:family="paragraph" style:parent-style-name="Standard">
      <style:text-properties officeooo:rsid="0022b7cb" officeooo:paragraph-rsid="0022b7cb"/>
    </style:style>
    <style:style style:name="P6" style:family="paragraph" style:parent-style-name="Standard">
      <style:text-properties officeooo:rsid="0023577a" officeooo:paragraph-rsid="0023577a"/>
    </style:style>
    <style:style style:name="P7" style:family="paragraph" style:parent-style-name="Standard">
      <style:text-properties officeooo:rsid="0023d66b" officeooo:paragraph-rsid="0023d66b"/>
    </style:style>
    <style:style style:name="P8" style:family="paragraph" style:parent-style-name="Standard">
      <style:text-properties officeooo:rsid="002b3464" officeooo:paragraph-rsid="002b3464"/>
    </style:style>
    <style:style style:name="P9" style:family="paragraph" style:parent-style-name="Standard">
      <style:text-properties fo:font-weight="normal" officeooo:rsid="002b3464" officeooo:paragraph-rsid="002b3464" style:font-weight-asian="normal" style:font-weight-complex="normal"/>
    </style:style>
    <style:style style:name="P10" style:family="paragraph" style:parent-style-name="Table_20_Contents">
      <style:text-properties officeooo:rsid="00293c3f" officeooo:paragraph-rsid="00293c3f"/>
    </style:style>
    <style:style style:name="P11" style:family="paragraph" style:parent-style-name="Table_20_Contents">
      <style:text-properties officeooo:rsid="00293c3f" officeooo:paragraph-rsid="002b3464"/>
    </style:style>
    <style:style style:name="P12" style:family="paragraph" style:parent-style-name="Table_20_Contents">
      <style:text-properties officeooo:rsid="002b3464" officeooo:paragraph-rsid="002b3464"/>
    </style:style>
    <style:style style:name="T1" style:family="text">
      <style:text-properties officeooo:rsid="0020dd9e"/>
    </style:style>
    <style:style style:name="T2" style:family="text">
      <style:text-properties officeooo:rsid="0022b7cb"/>
    </style:style>
    <style:style style:name="T3" style:family="text">
      <style:text-properties officeooo:rsid="0023d66b"/>
    </style:style>
    <style:style style:name="T4" style:family="text">
      <style:text-properties officeooo:rsid="00293c3f"/>
    </style:style>
    <style:style style:name="T5" style:family="text">
      <style:text-properties style:text-position="sub 58%"/>
    </style:style>
    <style:style style:name="T6" style:family="text">
      <style:text-properties fo:font-weight="bold" style:font-weight-asian="bold" style:font-weight-complex="bold"/>
    </style:style>
    <style:style style:name="T7" style:family="text">
      <style:text-properties fo:font-weight="bold" officeooo:rsid="0020dd9e" style:font-weight-asian="bold" style:font-weight-complex="bold"/>
    </style:style>
    <style:style style:name="T8" style:family="text">
      <style:text-properties fo:font-weight="bold" officeooo:rsid="001fa652" style:font-weight-asian="bold" style:font-weight-complex="bold"/>
    </style:style>
    <style:style style:name="T9" style:family="text">
      <style:text-properties officeooo:rsid="002bf5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 1: most cancers are characterized by increased STAT3 activation</text:p>
      <text:p text:style-name="P1">Doc 2: phosphorylate STAT3 levels are associated with reduced survival</text:p>
      <text:p text:style-name="P1">Doc 3: increased phosphorylat<text:span text:style-name="T3">e</text:span> of STAT3 in tumors</text:p>
      <text:p text:style-name="P1"/>
      <text:p text:style-name="P1"/>
      <text:p text:style-name="P1">Let we need to search on these documents with the following query: <text:span text:style-name="T7">STAT3 </text:span><text:span text:style-name="T6">tumors </text:span><text:span text:style-name="T7">survival</text:span></text:p>
      <text:p text:style-name="P1"><text:tab/>All these queries are free text query, let see how it goes.</text:p>
      <text:p text:style-name="P1"/>
      <text:p text:style-name="P1">Step 1: Term Frequency(TF)</text:p>
      <text:p text:style-name="P1">TF: The number of times a term or word occurs in the doc.</text:p>
      <text:p text:style-name="P1"/>
      <text:p text:style-name="P3">Document no. 1</text:p>
      <text:p text:style-name="P1">Doc 1 most <text:tab/>cancers<text:tab/>are<text:tab/>char.<text:tab/><text:span text:style-name="T1">b</text:span>y <text:tab/><text:span text:style-name="T1">incr. <text:tab/>STAT3<text:tab/><text:tab/>activation</text:span></text:p>
      <text:p text:style-name="P3">tf <text:s text:c="5"/>1<text:tab/>1<text:tab/><text:tab/>1<text:tab/>1<text:tab/>1<text:tab/>1<text:tab/>1<text:tab/><text:tab/>1</text:p>
      <text:p text:style-name="P3"/>
      <text:p text:style-name="P3">Document no. 2</text:p>
      <text:p text:style-name="P3">Doc 2 phosph.<text:tab/><text:tab/><text:tab/>STAT3<text:tab/><text:tab/>levels<text:tab/>asso.<text:tab/>with<text:tab/>red<text:span text:style-name="T4">uced</text:span><text:tab/>survival</text:p>
      <text:p text:style-name="P3">tf <text:tab/>1<text:tab/><text:tab/><text:tab/>1<text:tab/><text:tab/>1<text:tab/>1<text:tab/>1<text:tab/>1<text:tab/><text:tab/>1</text:p>
      <text:p text:style-name="P3"/>
      <text:p text:style-name="P3">Document no. 3</text:p>
      <text:p text:style-name="P3">Doc 3<text:tab/>incr.<text:tab/>Phosp<text:span text:style-name="T4">h.</text:span><text:tab/>of<text:tab/>STAT3<text:tab/><text:tab/>in<text:tab/>tumors</text:p>
      <text:p text:style-name="P3">tf<text:tab/>1<text:tab/>1<text:tab/><text:tab/>1<text:tab/>1<text:tab/><text:tab/>1<text:tab/>1</text:p>
      <text:p text:style-name="P3"/>
      <text:p text:style-name="P3"/>
      <text:p text:style-name="P8">Step 1: Normalization of frequency</text:p>
      <text:p text:style-name="P3"><text:tab/><text:span text:style-name="T2">In practice word count is very large and it is difficult to word with big numbers so we normalize the doc based on <text:s/>the size.</text:span></text:p>
      <text:p text:style-name="P5">Simple trick</text:p>
      <text:p text:style-name="P5">Normalize Value = (Word Count)/(Total Words in DOC)</text:p>
      <text:p text:style-name="P5"/>
      <text:p text:style-name="P5"><text:s/><text:span text:style-name="T1">Document no. 1</text:span></text:p>
      <text:p text:style-name="P2">Doc <text:span text:style-name="T2">1<text:tab/></text:span>most <text:tab/>cancers<text:tab/>are<text:tab/>char.<text:tab/><text:span text:style-name="T1">b</text:span>y <text:tab/><text:span text:style-name="T1">incr. <text:tab/>STAT3<text:tab/><text:tab/>activation</text:span></text:p>
      <text:p text:style-name="P4">tf <text:s text:c="5"/><text:tab/><text:span text:style-name="T2">0.125</text:span><text:tab/><text:span text:style-name="T2">0.125</text:span><text:tab/><text:tab/><text:span text:style-name="T2">0.125</text:span><text:tab/><text:span text:style-name="T2">0.125</text:span><text:tab/><text:span text:style-name="T2">0.125</text:span><text:tab/><text:span text:style-name="T2">0.125</text:span><text:tab/><text:span text:style-name="T2">0.125</text:span><text:tab/><text:tab/> <text:span text:style-name="T2">0.125</text:span></text:p>
      <text:p text:style-name="P4"/>
      <text:p text:style-name="P4">Document no. 2</text:p>
      <text:p text:style-name="P4">Doc 2 <text:tab/>phosph.<text:tab/><text:tab/>STAT3<text:tab/><text:tab/>levels<text:tab/>asso.<text:tab/>with<text:tab/>red<text:span text:style-name="T4">uced</text:span><text:tab/>survival</text:p>
      <text:p text:style-name="P4">tf <text:tab/><text:span text:style-name="T2">0.142</text:span><text:tab/><text:tab/><text:tab/><text:span text:style-name="T2">0.142</text:span><text:tab/><text:tab/><text:span text:style-name="T2">0.142</text:span><text:tab/><text:span text:style-name="T2">0.142</text:span><text:tab/><text:span text:style-name="T2">0.142</text:span><text:tab/><text:span text:style-name="T2">0.142</text:span><text:tab/><text:tab/> <text:span text:style-name="T2">0.142</text:span></text:p>
      <text:p text:style-name="P4"/>
      <text:p text:style-name="P4">Document no. 3</text:p>
      <text:p text:style-name="P4">Doc 3<text:tab/>incr.<text:tab/>Phosp<text:span text:style-name="T4">h.</text:span><text:tab/>of<text:tab/>STAT3<text:tab/><text:tab/>in<text:tab/>tumors</text:p>
      <text:p text:style-name="P4">tf<text:tab/><text:span text:style-name="T2">0.166</text:span><text:tab/><text:span text:style-name="T2">0.166</text:span><text:tab/><text:tab/><text:span text:style-name="T2">0.166</text:span><text:tab/><text:span text:style-name="T2">0.166</text:span><text:tab/><text:tab/><text:span text:style-name="T2">0.166</text:span><text:tab/> <text:span text:style-name="T2">0.166</text:span></text:p>
      <text:p text:style-name="P4"/>
      <text:p text:style-name="P4"/>
      <text:p text:style-name="P6">The thing for which we are doing all this is to get relevent documents matching the query. Words that are very frequent have less descriminating power, so to make less powerful these frequent words. Also less frequent more relevent or high descriminating power.</text:p>
      <text:p text:style-name="P6"><text:tab/>So we will compute the Inverse Document Frequency( IDF)</text:p>
      <text:p text:style-name="P7">ex.</text:p>
      <text:p text:style-name="P7"><text:tab/>idf( STAT3 ) = 1 + log<text:span text:style-name="T5">e</text:span>( 3/3 ) <text:span text:style-name="T4">= 1</text:span></text:p>
      <text:p text:style-name="P6"><text:s/></text:p>
      <text:p text:style-name="P6"/>
      <text:p text:style-name="P6"/>
      <text:p text:style-name="P6"><text:soft-page-break/></text:p>
      <text:p text:style-name="P6"/>
      <table:table table:name="Table1" table:style-name="Table1">
        <table:table-column table:style-name="Table1.A"/>
        <table:table-column table:style-name="Table1.B" table:number-columns-repeated="5"/>
        <table:table-column table:style-name="Table1.G" table:number-columns-repeated="2"/>
        <table:table-row>
          <table:table-cell table:style-name="Table1.A1" office:value-type="string">
            <text:p text:style-name="P10">Most</text:p>
          </table:table-cell>
          <table:table-cell table:style-name="Table1.A1" office:value-type="string">
            <text:p text:style-name="P10">2.098</text:p>
          </table:table-cell>
          <table:table-cell table:style-name="Table1.A1" office:value-type="string">
            <text:p text:style-name="P10">Cancers</text:p>
          </table:table-cell>
          <table:table-cell table:style-name="Table1.A1" office:value-type="string">
            <text:p text:style-name="P10">2.098</text:p>
          </table:table-cell>
          <table:table-cell table:style-name="Table1.A1" office:value-type="string">
            <text:p text:style-name="P10">Are</text:p>
          </table:table-cell>
          <table:table-cell table:style-name="Table1.A1" office:value-type="string">
            <text:p text:style-name="P10">2.098</text:p>
          </table:table-cell>
          <table:table-cell table:style-name="Table1.A1" office:value-type="string">
            <text:p text:style-name="P10">reduced</text:p>
          </table:table-cell>
          <table:table-cell table:style-name="Table1.H1" office:value-type="string">
            <text:p text:style-name="P10">2.098</text:p>
          </table:table-cell>
        </table:table-row>
        <table:table-row>
          <table:table-cell table:style-name="Table1.A2" office:value-type="string">
            <text:p text:style-name="P10">Char.</text:p>
          </table:table-cell>
          <table:table-cell table:style-name="Table1.A2" office:value-type="string">
            <text:p text:style-name="P10">2.098</text:p>
          </table:table-cell>
          <table:table-cell table:style-name="Table1.A2" office:value-type="string">
            <text:p text:style-name="P10">By</text:p>
          </table:table-cell>
          <table:table-cell table:style-name="Table1.A2" office:value-type="string">
            <text:p text:style-name="P10">2.098</text:p>
          </table:table-cell>
          <table:table-cell table:style-name="Table1.A2" office:value-type="string">
            <text:p text:style-name="P10">Incr.</text:p>
          </table:table-cell>
          <table:table-cell table:style-name="Table1.A2" office:value-type="string">
            <text:p text:style-name="P12">1.405</text:p>
          </table:table-cell>
          <table:table-cell table:style-name="Table1.A2" office:value-type="string">
            <text:p text:style-name="P10">survival</text:p>
          </table:table-cell>
          <table:table-cell table:style-name="Table1.H2" office:value-type="string">
            <text:p text:style-name="P11">2.098</text:p>
          </table:table-cell>
        </table:table-row>
        <table:table-row>
          <table:table-cell table:style-name="Table1.A2" office:value-type="string">
            <text:p text:style-name="P10">STAT3</text:p>
          </table:table-cell>
          <table:table-cell table:style-name="Table1.A2" office:value-type="string">
            <text:p text:style-name="P12">1</text:p>
          </table:table-cell>
          <table:table-cell table:style-name="Table1.A2" office:value-type="string">
            <text:p text:style-name="P10">Activation</text:p>
          </table:table-cell>
          <table:table-cell table:style-name="Table1.A2" office:value-type="string">
            <text:p text:style-name="P11">2.098</text:p>
          </table:table-cell>
          <table:table-cell table:style-name="Table1.A2" office:value-type="string">
            <text:p text:style-name="P10">Phosph</text:p>
          </table:table-cell>
          <table:table-cell table:style-name="Table1.A2" office:value-type="string">
            <text:p text:style-name="P12">1.405</text:p>
          </table:table-cell>
          <table:table-cell table:style-name="Table1.A2" office:value-type="string">
            <text:p text:style-name="P10">of</text:p>
          </table:table-cell>
          <table:table-cell table:style-name="Table1.H2" office:value-type="string">
            <text:p text:style-name="P11">2.098</text:p>
          </table:table-cell>
        </table:table-row>
        <table:table-row>
          <table:table-cell table:style-name="Table1.A2" office:value-type="string">
            <text:p text:style-name="P10">Levels</text:p>
          </table:table-cell>
          <table:table-cell table:style-name="Table1.A2" office:value-type="string">
            <text:p text:style-name="P11">2.098</text:p>
          </table:table-cell>
          <table:table-cell table:style-name="Table1.A2" office:value-type="string">
            <text:p text:style-name="P10">Asso.</text:p>
          </table:table-cell>
          <table:table-cell table:style-name="Table1.A2" office:value-type="string">
            <text:p text:style-name="P11">2.098</text:p>
          </table:table-cell>
          <table:table-cell table:style-name="Table1.A2" office:value-type="string">
            <text:p text:style-name="P10">With</text:p>
          </table:table-cell>
          <table:table-cell table:style-name="Table1.A2" office:value-type="string">
            <text:p text:style-name="P11">2.098</text:p>
          </table:table-cell>
          <table:table-cell table:style-name="Table1.A2" office:value-type="string">
            <text:p text:style-name="P10">tumors</text:p>
          </table:table-cell>
          <table:table-cell table:style-name="Table1.H2" office:value-type="string">
            <text:p text:style-name="P11">2.098</text:p>
          </table:table-cell>
        </table:table-row>
      </table:table>
      <text:p text:style-name="P6"/>
      <text:p text:style-name="P8">Step 3: if * idf</text:p>
      <text:p text:style-name="P8"/>
      <text:p text:style-name="P8">For the query : <text:span text:style-name="T7">STAT3 </text:span><text:span text:style-name="T8">tumors </text:span><text:span text:style-name="T7">survival</text:span></text:p>
      <text:p text:style-name="P9">Now the if-idf score defines the importance of each word belonging to the document.</text:p>
      <text:p text:style-name="P9">Ex:<text:tab/></text:p>
      <text:p text:style-name="P9"><text:tab/>if-idf( survival ) for doc 2 = <text:s/>0.142*2.098 = 0.297</text:p>
      <text:p text:style-name="P9"><text:tab/><text:tab/>Doc 1<text:tab/><text:tab/>Doc 2<text:tab/><text:tab/>Doc 3</text:p>
      <text:p text:style-name="P9">STAT3<text:tab/><text:tab/>0.125<text:tab/><text:tab/>0.142<text:tab/><text:tab/>0.166<text:tab/><text:tab/></text:p>
      <text:p text:style-name="P9">tumors<text:tab/><text:tab/>0<text:tab/><text:tab/>0<text:tab/><text:tab/><text:span text:style-name="T9">0.348</text:span></text:p>
      <text:p text:style-name="P9">survival<text:tab/>0<text:tab/><text:tab/>0.297<text:tab/><text:tab/>0<text:tab/><text:tab/></text:p>
      <text:p text:style-name="P8"><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0:03:06.634004699</meta:creation-date>
    <dc:date>2019-05-13T01:30:59.718619804</dc:date>
    <meta:editing-duration>PT11M</meta:editing-duration>
    <meta:editing-cycles>3</meta:editing-cycles>
    <meta:generator>LibreOffice/5.1.6.2$Linux_X86_64 LibreOffice_project/10m0$Build-2</meta:generator>
    <meta:document-statistic meta:table-count="1" meta:image-count="0" meta:object-count="0" meta:page-count="2" meta:paragraph-count="75" meta:word-count="383" meta:character-count="2044" meta:non-whitespace-character-count="1661"/>
  </office:meta>
</office:document-meta>
</file>